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Buffer.set( TermBuff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Buffer.compareTo( TermBuffer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Buffer.read( IndexInput input , FieldInfos fieldInf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rmBuffer.setPreUTF8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Buffer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rmBuff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Buffer.compareChars( char [ ] chars1 , int len1 , char [ ] chars2 , int len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rmBuffer.set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rmBuffer.toTer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